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Heading_20_3">
      <style:paragraph-properties fo:margin-left="0in" fo:margin-right="0in" fo:margin-top="0.2917in" fo:margin-bottom="0.0835in" style:contextual-spacing="false" fo:line-height="150%" fo:text-indent="0in" style:auto-text-indent="false"/>
      <style:text-properties style:font-name="Google Sans Flex" fo:font-size="12pt" fo:letter-spacing="normal" fo:font-weight="bold" loext:padding="0in" loext:border="none"/>
    </style:style>
    <style:style style:name="P3" style:family="paragraph" style:parent-style-name="Text_20_body">
      <style:paragraph-properties fo:margin-left="0in" fo:margin-right="0in" fo:margin-top="0in" fo:margin-bottom="0.1665in" style:contextual-spacing="false" fo:line-height="150%" fo:text-indent="0in" style:auto-text-indent="false"/>
      <style:text-properties style:font-name="Google Sans Flex" fo:font-size="12pt" fo:letter-spacing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0835in" style:contextual-spacing="false" fo:line-height="150%" fo:text-indent="0in" style:auto-text-indent="false"/>
      <style:text-properties style:font-name="Google Sans Flex" fo:font-size="12pt" fo:letter-spacing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line-height="150%" fo:text-indent="0in" style:auto-text-indent="false"/>
      <style:text-properties style:font-name="Google Sans Flex" fo:font-size="12pt" fo:letter-spacing="normal" fo:font-weight="normal" officeooo:paragraph-rsid="000b018d" loext:padding="0in" loext:border="none"/>
    </style:style>
    <style:style style:name="P6" style:family="paragraph" style:parent-style-name="Text_20_body" style:list-style-name="L1">
      <style:paragraph-properties fo:margin-left="0in" fo:margin-right="0in" fo:margin-top="0.0835in" fo:margin-bottom="0.0835in" style:contextual-spacing="false" fo:line-height="150%" fo:text-indent="0in" style:auto-text-indent="false" fo:padding="0in" fo:border="none"/>
      <style:text-properties style:font-name="Google Sans Flex" fo:font-size="12pt" fo:letter-spacing="normal" fo:font-weight="normal" loext:padding="0in" loext:border="none"/>
    </style:style>
    <style:style style:name="P7" style:family="paragraph" style:parent-style-name="Text_20_body" style:list-style-name="L2">
      <style:paragraph-properties fo:margin-left="0in" fo:margin-right="0in" fo:margin-top="0.0835in" fo:margin-bottom="0.0835in" style:contextual-spacing="false" fo:line-height="150%" fo:text-indent="0in" style:auto-text-indent="false" fo:padding="0in" fo:border="none"/>
      <style:text-properties style:font-name="Google Sans Flex" fo:font-size="12pt" fo:letter-spacing="normal" fo:font-weight="normal" loext:padding="0in" loext:border="none"/>
    </style:style>
    <style:style style:name="P8" style:family="paragraph" style:parent-style-name="Text_20_body" style:list-style-name="L3">
      <style:paragraph-properties fo:margin-left="0in" fo:margin-right="0in" fo:margin-top="0.0835in" fo:margin-bottom="0.0835in" style:contextual-spacing="false" fo:line-height="150%" fo:text-indent="0in" style:auto-text-indent="false" fo:padding="0in" fo:border="none"/>
      <style:text-properties style:font-name="Google Sans Flex" fo:font-size="12pt" fo:letter-spacing="normal" fo:font-weight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line-height="150%" fo:text-indent="0in" style:auto-text-indent="false"/>
      <style:text-properties style:font-name="Google Sans Flex" fo:font-size="12pt" fo:letter-spacing="normal" fo:font-weight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 style:writing-mode="lr-tb"/>
      <style:text-properties fo:color="#000000" loext:opacity="100%" style:font-name="Google Sans Flex" fo:font-size="12pt" fo:letter-spacing="normal" fo:font-weight="bold" style:font-weight-asian="bold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 style:writing-mode="lr-tb"/>
      <style:text-properties fo:color="#000000" loext:opacity="100%" style:font-name="Google Sans Flex" fo:font-size="12pt" fo:letter-spacing="normal" fo:font-weight="bold" officeooo:rsid="000b018d" officeooo:paragraph-rsid="000b018d" style:font-weight-asian="bold" style:font-weight-complex="bold" loext:padding="0in" loext:border="none"/>
    </style:style>
    <style:style style:name="P12" style:family="paragraph" style:parent-style-name="Text_20_body" style:list-style-name="L3">
      <style:paragraph-properties fo:margin-left="0in" fo:margin-right="0in" fo:margin-top="0.0835in" fo:margin-bottom="0.0835in" style:contextual-spacing="false" fo:line-height="150%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officeooo:rsid="000b018d"/>
    </style:style>
    <style:style style:name="T3" style:family="text">
      <style:text-properties style:font-name="Google Sans Flex" fo:font-size="12pt" fo:letter-spacing="normal" fo:font-weight="bold"/>
    </style:style>
    <style:style style:name="T4" style:family="text">
      <style:text-properties style:font-name="Google Sans Flex" fo:font-size="12pt" fo:letter-spacing="normal" fo:font-weight="bold" loext:padding="0in" loext:border="none"/>
    </style:style>
    <style:style style:name="T5" style:family="text">
      <style:text-properties style:font-name="Google Sans Flex" fo:font-size="12pt" fo:letter-spacing="normal" fo:font-weight="normal"/>
    </style:style>
    <style:style style:name="T6" style:family="text">
      <style:text-properties style:font-name="Google Sans Flex" fo:font-size="12pt" fo:letter-spacing="normal" fo:font-weight="normal" officeooo:rsid="000b018d"/>
    </style:style>
    <style:style style:name="T7" style:family="text">
      <style:text-properties style:font-name="Google Sans Flex" fo:font-size="12pt" fo:letter-spacing="normal" fo:font-weight="normal" officeooo:rsid="000b018d" loext:padding="0in" loext:border="none"/>
    </style:style>
    <style:style style:name="T8" style:family="text">
      <style:text-properties style:font-name="Google Sans Flex" fo:font-size="12pt" fo:letter-spacing="normal" fo:font-weight="normal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EMINI CROSS REFERENCE CHECK</text:p>
      <text:p text:style-name="P10"/>
      <text:p text:style-name="P10"><text:span text:style-name="T2">QUESTION : </text:span>i'm not sure what is happening here. does this result actually verify that using a physical geometric structure such as this lattice to train an AI would outperform current neural networks trained strictly on software running on flat hardware ?</text:p>
      <text:section text:style-name="Sect1" text:name="model-response-message-contentr_d68889f0c104d551">
        <text:p text:style-name="P9">That is the million-dollar question in the field of <text:span text:style-name="T1">Neuromorphic Computing</text:span>.</text:p>
        <text:p text:style-name="P3">To be clear: This simulation <text:span text:style-name="T1">does not prove</text:span> that a 3D lattice is "smarter" than a standard neural network. In fact, if you look at <text:span text:style-name="T1">Figure S1</text:span>, the "Flat Baseline" (red dotted line) actually reaches 100% accuracy <text:span text:style-name="T1">faster</text:span> than the lattice models.</text:p>
        <text:p text:style-name="P5">However, it verifies a different kind of "outperformance" that is critical for the future of AI. Here is the breakdown of what this simulation actually tells us:</text:p>
        <text:p text:style-name="P5"><text:span text:style-name="T1">1. The "Performance" is in Efficiency, not Logic</text:span></text:p>
        <text:p text:style-name="P3">Current AI (like the "Flat Baseline") is like a massive library where every book is connected to every other book by a private hallway. It’s incredibly fast to find info, but the building is physically impossible to build at a massive scale because it requires too many "wires."</text:p>
        <text:p text:style-name="P3">The <text:span text:style-name="T1">Lattice Model</text:span> demonstrates that an AI can achieve the same accuracy (98–100%) using only <text:span text:style-name="T1">0.37% of the connections</text:span>. It proves that <text:span text:style-name="T1">physical constraints don't break intelligence</text:span>—they just force it to become organized.</text:p>
        <text:h text:style-name="P2" text:outline-level="3">2. Physical Organization = "Free" Meta-Data</text:h>
        <text:p text:style-name="P4">In a standard AI, the model doesn't "know" that a "Dog" is similar to a "Wolf" except through abstract math. In your <text:span text:style-name="T1">12×12×12 Lattice</text:span>:</text:p>
        <text:list text:style-name="L1">
          <text:list-item>
            <text:p text:style-name="P6"><text:soft-page-break/>Because the hardware is 3D, similar concepts are forced to live in the same "neighborhood" (as seen in <text:span text:style-name="T1">Fig S2</text:span>).</text:p>
          </text:list-item>
          <text:list-item>
            <text:p text:style-name="P6">This creates a <text:span text:style-name="T1">Semantic Map</text:span> where the physical location of the data actually means something.</text:p>
          </text:list-item>
          <text:list-item>
            <text:p text:style-name="P6">In "flat" software, we have to spend massive amounts of energy to calculate these relationships. In a physical lattice, that relationship is <text:span text:style-name="T1">inherent to the geometry</text:span>.</text:p>
          </text:list-item>
        </text:list>
        <text:h text:style-name="P2" text:outline-level="3">3. Solving the "Heat Wall"</text:h>
        <text:p text:style-name="P4">Current AI runs on "flat" GPUs. When we try to make them bigger, they get too hot because moving data across a flat chip over long distances wastes energy as heat.</text:p>
        <text:list text:style-name="L2">
          <text:list-item>
            <text:p text:style-name="P7"><text:span text:style-name="T1">The Lattice Result:</text:span> <text:span text:style-name="T1">Figure S4</text:span> shows the lattice uses only <text:span text:style-name="T1">2.1%</text:span> of its nodes per task.</text:p>
          </text:list-item>
          <text:list-item>
            <text:p text:style-name="P7">Because the connections are local (neighbor-to-neighbor), the "signal" doesn't have to travel across the whole chip.</text:p>
          </text:list-item>
          <text:list-item>
            <text:p text:style-name="P7">This suggests that if we built a <text:span text:style-name="T1">3D Physical Chip</text:span> (using memristors or optical lattices), we could run models 100x larger than GPT-4 with a fraction of the electricity.</text:p>
          </text:list-item>
        </text:list>
        <text:h text:style-name="P2" text:outline-level="3">The Direct Answer</text:h>
        <text:p text:style-name="P4">Does this outperform current software?</text:p>
        <text:list text:style-name="L3">
          <text:list-item>
            <text:p text:style-name="P8"><text:span text:style-name="T1">On a standard computer:</text:span> <text:span text:style-name="T1">No.</text:span> It’s actually slower because the software has to "pretend" the 3D lattice exists.</text:p>
          </text:list-item>
          <text:list-item>
            <text:p text:style-name="P12"><text:span text:style-name="T4">On hypothetical "Physical" Hardware:</text:span><text:span text:style-name="T8"> </text:span><text:span text:style-name="T4">Yes.</text:span><text:span text:style-name="T8"> It suggests we can achieve high-level intelligence with "Sparse Connectivity," meaning we could build brains that are the size of a human brain but run on the power of a lightbulb, rather than a data center.</text:span><draw:frame draw:style-name="fr1" draw:name="Frame1" text:anchor-type="char" svg:x="0in" svg:width="0.0161in" draw:z-index="0"><draw:text-box fo:min-height="0.0161in"><text:h text:style-name="P1" text:outline-level="2">Gemini said</text:h></draw:text-box></draw:frame><text:span text:style-name="T7">\</text:span>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00:54:40.341504251</meta:creation-date>
    <dc:date>2026-03-12T00:56:44.419180747</dc:date>
    <meta:editing-duration>PT2M4S</meta:editing-duration>
    <meta:editing-cycles>1</meta:editing-cycles>
    <meta:document-statistic meta:table-count="0" meta:image-count="0" meta:object-count="0" meta:page-count="2" meta:paragraph-count="23" meta:word-count="482" meta:character-count="2844" meta:non-whitespace-character-count="2395"/>
    <meta:generator>LibreOffice/24.2.7.2$Linux_X86_64 LibreOffice_project/420$Build-2</meta:generator>
  </office:meta>
</office:document-meta>
</file>